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1a0aea" officeooo:paragraph-rsid="0015136e" style:font-weight-asian="normal" style:font-weight-complex="normal"/>
    </style:style>
    <style:style style:name="P2" style:family="paragraph" style:parent-style-name="Standard">
      <style:text-properties style:font-name="Arial" fo:font-weight="normal" officeooo:rsid="0019b776" officeooo:paragraph-rsid="0015136e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19b776" officeooo:paragraph-rsid="001a30ec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aa795" officeooo:paragraph-rsid="0015136e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598ab" officeooo:paragraph-rsid="0016e7d9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005af" officeooo:paragraph-rsid="0015136e" fo:background-color="#ffff00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7d5c1" officeooo:paragraph-rsid="0017d5c1" fo:background-color="#ffff00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005af" officeooo:paragraph-rsid="0015136e" fo:background-color="transparent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7d5c1" officeooo:paragraph-rsid="0017d5c1" fo:background-color="transparent" style:font-weight-asian="normal" style:font-weight-complex="normal"/>
    </style:style>
    <style:style style:name="P10" style:family="paragraph" style:parent-style-name="Standard">
      <style:text-properties style:font-name="Arial" fo:font-weight="bold" officeooo:rsid="0019b776" officeooo:paragraph-rsid="0015136e" style:font-weight-asian="bold" style:font-weight-complex="bold"/>
    </style:style>
    <style:style style:name="P11" style:family="paragraph" style:parent-style-name="Standard">
      <style:text-properties style:font-name="Arial" fo:font-weight="bold" officeooo:rsid="001a0aea" officeooo:paragraph-rsid="0015136e" style:font-weight-asian="bold" style:font-weight-complex="bold"/>
    </style:style>
    <style:style style:name="P12" style:family="paragraph" style:parent-style-name="Standard">
      <style:text-properties fo:color="#c9211e" loext:opacity="100%" style:font-name="Arial" fo:font-weight="bold" officeooo:rsid="00106816" officeooo:paragraph-rsid="0015136e" fo:background-color="transparent" style:font-weight-asian="bold" style:font-weight-complex="bold"/>
    </style:style>
    <style:style style:name="P13" style:family="paragraph" style:parent-style-name="Standard">
      <style:text-properties fo:color="#c9211e" loext:opacity="100%" style:font-name="Arial" fo:font-weight="normal" officeooo:rsid="001005af" officeooo:paragraph-rsid="0015136e" fo:background-color="transparent" style:font-weight-asian="normal" style:font-weight-complex="normal"/>
    </style:style>
    <style:style style:name="P14" style:family="paragraph" style:parent-style-name="Standard">
      <style:text-properties fo:color="#c9211e" loext:opacity="100%" style:font-name="Arial" fo:font-weight="normal" officeooo:rsid="001a0aea" officeooo:paragraph-rsid="0015136e" style:font-weight-asian="normal" style:font-weight-complex="normal"/>
    </style:style>
    <style:style style:name="P15" style:family="paragraph" style:parent-style-name="Standard">
      <style:paragraph-properties fo:break-before="page"/>
      <style:text-properties style:font-name="Arial" fo:font-weight="normal" officeooo:rsid="001a0aea" officeooo:paragraph-rsid="0015136e" style:font-weight-asian="normal" style:font-weight-complex="normal"/>
    </style:style>
    <style:style style:name="P16" style:family="paragraph" style:parent-style-name="Standard">
      <style:paragraph-properties fo:break-before="page"/>
      <style:text-properties style:font-name="Arial" fo:font-weight="normal" officeooo:rsid="001a0aea" officeooo:paragraph-rsid="0015136e" fo:background-color="#ffff00" style:font-weight-asian="normal" style:font-weight-complex="normal"/>
    </style:style>
    <style:style style:name="P17" style:family="paragraph" style:parent-style-name="Standard">
      <style:paragraph-properties fo:break-before="page"/>
      <style:text-properties style:font-name="Arial" fo:font-weight="normal" officeooo:rsid="001005af" officeooo:paragraph-rsid="0015136e" fo:background-color="#ffff00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font-name="Arial" fo:font-weight="bold" officeooo:rsid="0019b776" officeooo:paragraph-rsid="0015136e" fo:background-color="#ffff00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Arial" fo:font-weight="bold" officeooo:rsid="000892f8" officeooo:paragraph-rsid="0016e7d9" fo:background-color="#ffff00" style:font-weight-asian="bold" style:font-weight-complex="bold"/>
    </style:style>
    <style:style style:name="P20" style:family="paragraph" style:parent-style-name="Standard" style:list-style-name="L1">
      <style:text-properties officeooo:paragraph-rsid="0015136e"/>
    </style:style>
    <style:style style:name="P21" style:family="paragraph" style:parent-style-name="Standard" style:list-style-name="L1">
      <style:text-properties style:font-name="Arial" fo:font-weight="normal" officeooo:rsid="0019b776" officeooo:paragraph-rsid="0015136e" style:font-weight-asian="normal" style:font-weight-complex="normal"/>
    </style:style>
    <style:style style:name="P22" style:family="paragraph" style:parent-style-name="Standard" style:list-style-name="L2">
      <style:text-properties style:font-name="Arial" fo:font-weight="normal" officeooo:rsid="0019b776" officeooo:paragraph-rsid="0015136e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7d5c1" officeooo:paragraph-rsid="0017d5c1" fo:background-color="#00a933" style:font-weight-asian="normal" style:font-weight-complex="normal"/>
    </style:style>
    <style:style style:name="P24" style:family="paragraph" style:parent-style-name="Standard" style:list-style-name="L2">
      <style:text-properties style:font-name="Arial" fo:font-weight="bold" officeooo:rsid="0019b776" officeooo:paragraph-rsid="0015136e" style:font-weight-asian="bold" style:font-weight-complex="bold"/>
    </style:style>
    <style:style style:name="T1" style:family="text">
      <style:text-properties officeooo:rsid="001a0a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30ec" style:font-weight-asian="bold" style:font-weight-complex="bold"/>
    </style:style>
    <style:style style:name="T4" style:family="text">
      <style:text-properties officeooo:rsid="0016e7d9"/>
    </style:style>
    <style:style style:name="T5" style:family="text">
      <style:text-properties officeooo:rsid="00187b03"/>
    </style:style>
    <style:style style:name="T6" style:family="text">
      <style:text-properties officeooo:rsid="001a30e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 fo:font-weight="normal" officeooo:rsid="001a30ec" style:font-weight-asian="normal" style:font-weight-complex="normal"/>
    </style:style>
    <style:style style:name="T9" style:family="text">
      <style:text-properties style:font-name="Arial" fo:font-weight="normal" officeooo:rsid="0019b776" style:font-weight-asian="normal" style:font-weight-complex="normal"/>
    </style:style>
    <style:style style:name="T10" style:family="text">
      <style:text-properties style:font-name="Arial" fo:font-weight="normal" officeooo:rsid="00187b03" style:font-weight-asian="normal" style:font-weight-complex="normal"/>
    </style:style>
    <style:style style:name="T11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ABALHO 0</text:p>
      <text:p text:style-name="P9"/>
      <text:p text:style-name="P23">Entregar a pesquisa dos últimos 3 países.</text:p>
      <text:p text:style-name="P9"/>
      <text:p text:style-name="P17">TRABALHO 1</text:p>
      <text:p text:style-name="P6"/>
      <text:p text:style-name="P6">Mais que um carpinteiro ler e fazer um resumo</text:p>
      <text:p text:style-name="P8"/>
      <text:p text:style-name="P8">Um diálogo, você evangelizando um ateu usando os argumentos do livro.</text:p>
      <text:p text:style-name="P8"><text:span text:style-name="T2">O que importa</text:span> é no final você poder <text:span text:style-name="T2">aplicar isso a</text:span><text:span text:style-name="T3">o</text:span><text:span text:style-name="T2"> evangelismo</text:span>.</text:p>
      <text:p text:style-name="P13"><text:span text:style-name="T5">1</text:span><text:span text:style-name="T6">3</text:span> dias pra fazer o trabalho.</text:p>
      <text:p text:style-name="P8"/>
      <text:p text:style-name="P12">INTERCESSÃO MUNDIAL</text:p>
      <text:p text:style-name="P18">TRABALHO 2</text:p>
      <text:p text:style-name="P10">Projeto de evangelismo numa igreja com 100 membros.</text:p>
      <text:p text:style-name="P10"/>
      <text:p text:style-name="P2">Sua igreja possui <text:span text:style-name="T11">100</text:span> pessoas</text:p>
      <text:p text:style-name="P2">Essas pessoas estão divididas</text:p>
      <text:p text:style-name="P2"/>
      <text:list xml:id="list2879926603" text:style-name="L1">
        <text:list-item>
          <text:p text:style-name="P21">3 líderes <text:s/>(Obreiros)</text:p>
        </text:list-item>
        <text:list-item>
          <text:p text:style-name="P21">20 homens</text:p>
        </text:list-item>
        <text:list-item>
          <text:p text:style-name="P21">35 mulheres</text:p>
        </text:list-item>
        <text:list-item>
          <text:p text:style-name="P21">5 idosos</text:p>
        </text:list-item>
        <text:list-item>
          <text:p text:style-name="P21">10 jovens</text:p>
        </text:list-item>
        <text:list-item>
          <text:p text:style-name="P21">12 adolescentes</text:p>
        </text:list-item>
        <text:list-item>
          <text:p text:style-name="P21">15 crianças</text:p>
        </text:list-item>
        <text:list-item>
          <text:p text:style-name="P20"><text:span text:style-name="T8">(</text:span><text:span text:style-name="T9">8 </text:span><text:span text:style-name="T10">delas são </text:span><text:span text:style-name="T9">músicos</text:span><text:span text:style-name="T8">)</text:span></text:p>
        </text:list-item>
      </text:list>
      <text:p text:style-name="P2"/>
      <text:p text:style-name="P3"><text:span text:style-name="T2">Com esse grupo levar essa igreja à </text:span><text:span text:style-name="T3">E</text:span><text:span text:style-name="T2">vangelização urbana</text:span>:</text:p>
      <text:list xml:id="list2317269121" text:style-name="L2">
        <text:list-item>
          <text:p text:style-name="P24"><text:span text:style-name="T7">Qual a população</text:span> <text:span text:style-name="T6">(Quem evangelizar)</text:span></text:p>
        </text:list-item>
        <text:list-item>
          <text:p text:style-name="P24"><text:span text:style-name="T7">O mapa demográfico</text:span> <text:span text:style-name="T6">(R</text:span>uas, <text:span text:style-name="T6">Bairro)</text:span></text:p>
        </text:list-item>
        <text:list-item>
          <text:p text:style-name="P22">Infraestrutura desse bairro um microcentro (comércio)</text:p>
        </text:list-item>
        <text:list-item>
          <text:p text:style-name="P22"><text:span text:style-name="T1">P</text:span>elo menos 1 colégio</text:p>
        </text:list-item>
        <text:list-item>
          <text:p text:style-name="P22">1 centro comunitário (convivência social)</text:p>
        </text:list-item>
        <text:list-item>
          <text:p text:style-name="P22">Uma praça (<text:span text:style-name="T6">Cl</text:span>ubs, sindicatos)</text:p>
        </text:list-item>
        <text:list-item>
          <text:p text:style-name="P22">Calendário datas comemorativas</text:p>
        </text:list-item>
        <text:list-item>
          <text:p text:style-name="P22">Meios de comunicação (telefone, e-mail, outdoor, panfletos)</text:p>
        </text:list-item>
      </text:list>
      <text:p text:style-name="P2"/>
      <text:p text:style-name="P2"/>
      <text:p text:style-name="P11">3 Fases</text:p>
      <text:p text:style-name="P1">Um evento que não seja o evento principal, mas de apresentação (evento ponte)</text:p>
      <text:p text:style-name="P1">→ Fazer num formato menor. Adolescentes e crianças.</text:p>
      <text:p text:style-name="P1">→ <text:span text:style-name="T6">P</text:span>reparação do ambiente e daquilo que vai acontecer</text:p>
      <text:p text:style-name="P1">→ Dia do impacto</text:p>
      <text:p text:style-name="P2"/>
      <text:p text:style-name="P1">Finalizar o projeto com um culto (<text:span text:style-name="T2">ação de graças</text:span>)</text:p>
      <text:p text:style-name="P1"/>
      <text:p text:style-name="P1">Liberdade, <text:span text:style-name="T2">criar como quiser,</text:span> durante as aulas e ir adicionando. Láá pra frente.</text:p>
      <text:p text:style-name="P1"/>
      <text:p text:style-name="P14">Mover uma igreja toda em função do projeto.</text:p>
      <text:p text:style-name="P16">Trabalho 3 - <text:span text:style-name="T6">ATOS</text:span></text:p>
      <text:p text:style-name="P1">Poder de <text:span text:style-name="T2">SÍNTESE.</text:span></text:p>
      <text:p text:style-name="P1"/>
      <text:p text:style-name="P1"/>
      <text:p text:style-name="P1">Qual seria o título mais adequado para o capítulo 1 → Assunto</text:p>
      <text:p text:style-name="P1">Quem sabe como se fossem temas de pregação</text:p>
      <text:p text:style-name="P1"/>
      <text:p text:style-name="P1">Versículo chave.</text:p>
      <text:p text:style-name="P1"/>
      <text:p text:style-name="P4">Mensagem espiritual</text:p>
      <text:p text:style-name="P4">Aplicação</text:p>
      <text:p text:style-name="P4"/>
      <text:p text:style-name="P4">Aspectos geográficos e históricos separados pela metade.</text:p>
      <text:p text:style-name="P19">TRABALHO <text:span text:style-name="T4">4</text:span></text:p>
      <text:p text:style-name="P5"/>
      <text:p text:style-name="P5">Pegar um dos livros e apresentar. Pegar a leitura em grupo montar uma apresentação e compartilhar a apresentação com o grupo. TODOS FALAM. Nós conduziremos.</text:p>
      <text:p text:style-name="P5"/>
      <text:p text:style-name="P5">A missiologia – Pat?</text:p>
      <text:p text:style-name="P5">Povos não alcançados, a tarefa não acabada.</text:p>
      <text:p text:style-name="P5">Capítulo 2 Página 30 até Página 63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9T22:35:07.052000000</dc:date>
    <meta:editing-duration>PT12H25M33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6" meta:paragraph-count="50" meta:word-count="302" meta:character-count="1758" meta:non-whitespace-character-count="1520"/>
  </office:meta>
</office:document-meta>
</file>